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Ein weiteres nötiges Objekt für das Projekt war der Lichtsensor. Der Lichtsensor braucht eine Spannung im Idealsten Fall von mindestens 3 bis maximal 5 n Volt. Der Versorgungsstrom<text:s/>liegt bei minimal 0.5 bis maximal 3 mA. Die Reaktionszeit des Sensors dauert zwischen 20-30 Sekunden und die Betriebstemperatur liegt bei -30 bis 70 Grad. <text:s/>Bei Licht entsteht ein Widerstand von 20 Kilo Ohm und bei Dunkelheit 1 Mega Ohm. In dem Projekt werden Lichtsensoren benutzt indem sie an den Grovepi angeschlossen sind und das Programm diese selbst justiert. Sie werden benötigt um Dunkle und Helle Oberflächen zu erkennen um sie als<text:s/>farbliche<text:s/>Änderung zu identifiziere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rek Graba</meta:initial-creator>
    <dc:creator>User</dc:creator>
    <meta:creation-date>2018-10-11T10:40:00Z</meta:creation-date>
    <dc:date>2018-10-12T15:28:00Z</dc:date>
    <meta:template xlink:href="Normal" xlink:type="simple"/>
    <meta:editing-cycles>5</meta:editing-cycles>
    <meta:editing-duration>PT0S</meta:editing-duration>
    <meta:document-statistic meta:page-count="1" meta:paragraph-count="1" meta:word-count="98" meta:character-count="659" meta:row-count="4" meta:non-whitespace-character-count="562"/>
  </office:meta>
</office:document-meta>
</file>